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Great Deception</text:p>
      <text:p text:style-name="Standard">Snake-Picture</text:p>
      <text:p text:style-name="Standard">-----</text:p>
      <text:p text:style-name="Standard">Beloved, while I was making every effort to write you about our common salvation, I felt the necessity to write to you appealing that you <text:span text:style-name="T2">contend ernestly for the faith</text:span> that was once for all delivered to the saints.</text:p>
      <text:p text:style-name="P2">Jude 3</text:p>
      <text:p text:style-name="P2">-----</text:p>
      <text:p text:style-name="P1"><text:span text:style-name="T3">For certain men whose condemnation was written about long ago have </text:span><text:span text:style-name="T1">secretly slipped in among you</text:span><text:span text:style-name="T3">. They are godless men, who </text:span><text:span text:style-name="T1">change the GRACE of our God into a LICENSE for immorality</text:span><text:span text:style-name="T3"> and deny Jeus Christ our only Sovereign and Lord.</text:span></text:p>
      <text:p text:style-name="P2">Jude 1:4</text:p>
      <text:p text:style-name="P2">-----</text:p>
      <text:p text:style-name="P1"><text:span text:style-name="T3">Now I desire to reimnd you, though you know all things once for all, that the Lord, </text:span><text:span text:style-name="T1">AFTER SAVING</text:span><text:span text:style-name="T3"> a people out of the land of Egypt, </text:span><text:span text:style-name="T1">SUBSEQUENTLY DESTROYED</text:span><text:span text:style-name="T3"> those that did not believe.</text:span></text:p>
      <text:p text:style-name="P2">Jude 5</text:p>
      <text:p text:style-name="P2">-----</text:p>
      <text:p text:style-name="P1"><text:span text:style-name="T3">And </text:span><text:span text:style-name="T1">angels</text:span><text:span text:style-name="T5"> that did not </text:span><text:span text:style-name="T1">keep</text:span><text:span text:style-name="T5"> their own domain, but </text:span><text:span text:style-name="T1">abandoned</text:span><text:span text:style-name="T5"> their proper abode, He has kept in eternal bonds under darkness for the </text:span><text:span text:style-name="T1">judgement of the great day</text:span><text:span text:style-name="T5">.</text:span></text:p>
      <text:p text:style-name="P2">Jude 6</text:p>
      <text:p text:style-name="P2">-----</text:p>
      <text:p text:style-name="P3">For the grace of GOD<text:span text:style-name="T5"> that brings salvation has appeared to all men. </text:span>It teaches<text:span text:style-name="T5"> us to say „No“ to ungodliness and worldly passions, and to live self-controlled, upright and godly lives in this present age.</text:span></text:p>
      <text:p text:style-name="P2">Titus 2:11-12</text:p>
      <text:p text:style-name="P2">-----</text:p>
      <text:p text:style-name="P1"><text:span text:style-name="T3">With the help of Silas, whom I regard as a faithful brother, I have written to you briefly, encouraging you and testifying that </text:span><text:span text:style-name="T1">this is the TRUE GRACE of God. STAND FAST IN IT</text:span><text:span text:style-name="T5">.</text:span></text:p>
      <text:p text:style-name="P2">1 Peter 5:12</text:p>
      <text:p text:style-name="P2">-----</text:p>
      <text:p text:style-name="P1"><text:span text:style-name="T3">But </text:span><text:span text:style-name="T1">GROW IN THE GRACE</text:span><text:span text:style-name="T5"> and knowledge of our Lord and Savior Jesus Christ. To him be glory both now and forever! Amen.</text:span></text:p>
      <text:p text:style-name="P2">2 Peter 3:18</text:p>
      <text:p text:style-name="P2">-----</text:p>
      <text:p text:style-name="P1"><text:span text:style-name="T3">How much more severely do you think a man deserves to be punished who has trampled the Son of God under foot, who has treaded as an unholy thing the blood of the covenant that sanctified him, and who has </text:span><text:span text:style-name="T1">INSULTED THE SPIRIT OF GRACE</text:span><text:span text:style-name="T5">?</text:span></text:p>
      <text:p text:style-name="P2">Hebrews 10:29</text:p>
      <text:p text:style-name="P2">-----</text:p>
      <text:p text:style-name="P1"><text:span text:style-name="T3">When the congregation was dismissed, many of the Jews and devout converts to Judaism followed paul and Barnabas, who talked with them and </text:span><text:span text:style-name="T1">urged them to CONTINUE IN THE GRACE of God</text:span><text:span text:style-name="T5">.</text:span></text:p>
      <text:p text:style-name="P2">Acts 13:43</text:p>
      <text:p text:style-name="P2">-----</text:p>
      <text:p text:style-name="P1"><text:span text:style-name="T3">Looking diligently lest any man </text:span><text:span text:style-name="T1">FAIL OF THE GRACE OF GOD</text:span><text:span text:style-name="T5">; lest any root of bitterness springing up trouble you, and thereby many be defiled;</text:span></text:p>
      <text:p text:style-name="P2">Hebrews 12:15</text:p>
      <text:p text:style-name="P2">-----</text:p>
      <text:p text:style-name="P1"><text:span text:style-name="T3">As God's fellow workers we urge you </text:span><text:span text:style-name="T1">not to receive God's grace in vain</text:span><text:span text:style-name="T5">.</text:span></text:p>
      <text:p text:style-name="P2">2 Corinthians 6:1</text:p>
      <text:p text:style-name="P2">-----</text:p>
      <text:p text:style-name="P1"><text:soft-page-break/><text:span text:style-name="T3">Those who cling to worthless idols </text:span><text:span text:style-name="T1">FORFEIT the grace that could be theirs</text:span><text:span text:style-name="T5">.</text:span></text:p>
      <text:p text:style-name="P2">Jonah 2:8 (NIV)</text:p>
      <text:p text:style-name="P2">-----</text:p>
      <text:p text:style-name="P1"><text:span text:style-name="T3">But he gives us more grace. That is why Scripture says: „</text:span><text:span text:style-name="T1">God opposes the proud but gives GRACE TO THE HUMBLE</text:span><text:span text:style-name="T5">.“</text:span></text:p>
      <text:p text:style-name="P2">James 4:6</text:p>
      <text:p text:style-name="P2">-----</text:p>
      <text:p text:style-name="P1"><text:span text:style-name="T3">But from the tree of the knowledge of good and evil you shall not eat, for the day that you eat from it </text:span><text:span text:style-name="T1">YOU SHALL SURELY DIE</text:span><text:span text:style-name="T5">.</text:span></text:p>
      <text:p text:style-name="P2">Genesis 2:17</text:p>
      <text:p text:style-name="P2">-----</text:p>
      <text:p text:style-name="P1"><text:span text:style-name="T3">The </text:span><text:span text:style-name="T1">serpent</text:span><text:span text:style-name="T5"> said to the woman: „You surely </text:span><text:span text:style-name="T1">shall NOT DIE</text:span><text:span text:style-name="T5">!“</text:span></text:p>
      <text:p text:style-name="P2">Genesis 3:4</text:p>
      <text:p text:style-name="P2">-----</text:p>
      <text:p text:style-name="P1"><text:span text:style-name="T3">Lucifer is God. There is no distance. </text:span><text:span text:style-name="T1">One cannot fall from grace</text:span><text:span text:style-name="T5">.</text:span></text:p>
      <text:p text:style-name="P2">- Paul Williams</text:p>
      <text:p text:style-name="P2">Das Energi. pg. 1</text:p>
      <text:p text:style-name="P2">-----</text:p>
      <text:p text:style-name="P1"><text:span text:style-name="T3">You have been </text:span><text:span text:style-name="T1">SEVERED</text:span><text:span text:style-name="T5"> from Christ, you who are seeking to be justified by law: </text:span><text:span text:style-name="T1">you have FALLEN FROM GRACE</text:span><text:span text:style-name="T5">.</text:span></text:p>
      <text:p text:style-name="P2">Galatians 5:4</text:p>
      <text:p text:style-name="P2">-----</text:p>
      <text:p text:style-name="P2">Thousands have been lulled into a fatal sleep by the soothing lullaby „once saved, always saved“. To imagine that if I commit my soul and it's eternal interest into the hands of the Lord hence forth relieves me of all obligation, is to accept the sugar-coated poison from the father of lies.</text:p>
      <text:p text:style-name="P2">- Arthur W. Pink</text:p>
      <text:p text:style-name="P2">Eternal Security. pg. 21</text:p>
      <text:p text:style-name="P2">-----</text:p>
      <text:p text:style-name="P3">I simply went over to Satan's side<text:span text:style-name="T5">, and to this hour I cannot tell why <text:s text:c="2"/>I was opposed to an omnipotent God, and for all I knew to the contrary, </text:span>He might have predestined me to be saved<text:span text:style-name="T5"> <text:s text:c="2"/>No matter how much I believed in Jesus, </text:span>no matter how many crimes I piled up<text:span text:style-name="T5">. He might get me in spite of myself.</text:span></text:p>
      <text:p text:style-name="P2">- Aleister Crowley</text:p>
      <text:p text:style-name="P2">Autobiography. pg. 67</text:p>
      <text:p text:style-name="P2">-----</text:p>
      <text:p text:style-name="P2">God works in the hearts of men to incline their wills just as He will, whether to good for His mercy's or to evil according to their merits.</text:p>
      <text:p text:style-name="P2">- John Calvin</text:p>
      <text:p text:style-name="P2">Concerning the Eternal Predestination of God. pg. 177</text:p>
      <text:p text:style-name="P2">-----</text:p>
      <text:p text:style-name="P2">Nevertheless, they may, through the temptations of Satan and of the world, the prevalency of corruption remaining in them, and the neglect of the means of their preservation, fall into grievous sins; and, for a time, continue therein: whereby they incur God's displeasure, and grieve His Holy Spirit, come to be deprived of some measure of their graces and comforts, have their hearts hardened, and their consciences wounded; hurt and scandalize others, <text:s/>and bring temporal judgments upon themselves.</text:p>
      <text:p text:style-name="P2">- Westminster Confession of Faith, of the Perseverance of the Saints. Chapter 17 paragraph 3</text:p>
      <text:p text:style-name="P2">-----</text:p>
      <text:p text:style-name="P2">the Manichaean movement to which Augustine was once attached and which he never seems entirely to have outgrown.</text:p>
      <text:p text:style-name="P2">- Harold O.J. Brown</text:p>
      <text:p text:style-name="P2">Heresies. pg. 201</text:p>
      <text:p text:style-name="P2"><text:soft-page-break/>-----</text:p>
      <text:p text:style-name="P2">Because <text:span text:style-name="T2">with lies</text:span> ye have made the heart of the righteous sad, whom I have not made sad; and <text:span text:style-name="T2">strengthened the hands of the wicked, that he should not return from his wicked way, by promising him life:</text:span> </text:p>
      <text:p text:style-name="P2">Ezekiel 13:22 (KJV)</text:p>
      <text:p text:style-name="P2">-----</text:p>
      <text:p text:style-name="P1"><text:span text:style-name="T3">When I say to the wicked, </text:span><text:span text:style-name="T1">'O wicked man, YOU WILL SURELY DIE.'</text:span><text:span text:style-name="T5"> and you do not speak out to dissuade him from his ways, that wicked man will die for his sin, and I will hold you accountable for his blood.</text:span></text:p>
      <text:p text:style-name="P2">Ezekiel 33:8</text:p>
      <text:p text:style-name="P2">-----</text:p>
      <text:p text:style-name="P2">But <text:span text:style-name="T2">IF a righteous man turns</text:span><text:span text:style-name="T4"> from his righteousness and commits sin and does the same detestable things the wicked man does, will he live? None of the righteous things he has done will be remembered. Because of the unfaithfulness he is guilty of and because of the sins he has committed, </text:span><text:span text:style-name="T2">HE WILL DIE</text:span><text:span text:style-name="T4">.</text:span></text:p>
      <text:p text:style-name="P2">Ezekiel 18:24</text:p>
      <text:p text:style-name="P2">-----</text:p>
      <text:p text:style-name="P3"><text:span text:style-name="T5">„</text:span>If you are the Son of God<text:span text:style-name="T5">,“ he said „</text:span>throw yourself down<text:span text:style-name="T5">. For it is written, „He will command his angels concerning you and they will lift you up in their hands, so that </text:span>you will not strike your foot against a stone.<text:span text:style-name="T5">“ Jesus answered him „It is also written '</text:span>Do not put the Lord your God to the test<text:span text:style-name="T5">.'“</text:span></text:p>
      <text:p text:style-name="P2">Matthew 4:6-7</text:p>
      <text:p text:style-name="P2">-----</text:p>
      <text:p text:style-name="P2">Produce fruit in keeping with repentance. <text:span text:style-name="T2">And do not think you can say to yourselves, 'We have Abraham as our father.</text:span><text:span text:style-name="T4">' I tell you that out of these stones God can raise up children for Abraham.</text:span></text:p>
      <text:p text:style-name="P2">Matthew 3:8-9</text:p>
      <text:p text:style-name="P2">-----</text:p>
      <text:p text:style-name="P2">The ax is already at the root of the trees, and every tree that does not produce good fruit <text:span text:style-name="T2">will be cut down and thrown into the fire</text:span><text:span text:style-name="T4">.</text:span></text:p>
      <text:p text:style-name="P2">Matthew 3:10</text:p>
      <text:p text:style-name="P2">-----</text:p>
      <text:p text:style-name="P2">„Abraham is our father,“ they answered. „<text:span text:style-name="T2">IF</text:span><text:span text:style-name="T4"> you were Abraham's children,“ said Jesus, „then you would do the things Abraham did... You belong to your father, the devil, and you want to carry out your father's desire... for he is a liar and the father of lies.</text:span></text:p>
      <text:p text:style-name="P2">John 8:39, 44a.c</text:p>
      <text:p text:style-name="P2">-----</text:p>
      <text:p text:style-name="P2">Therefore, <text:span text:style-name="T2">brothers</text:span><text:span text:style-name="T4">, we have an obligation – but it is not to the sinful nature, to live according to it. For </text:span><text:span text:style-name="T2">IF</text:span><text:span text:style-name="T4"> you live according to the sinful nature, </text:span><text:span text:style-name="T2">YOU WILL [must] DIE</text:span><text:span text:style-name="T4">, but </text:span><text:span text:style-name="T2">IF</text:span><text:span text:style-name="T4"> by the Spirit you put to death the misdeeds of the body, </text:span><text:span text:style-name="T2">you will live, because those who are led by the Spirit of God are sons of God.</text:span></text:p>
      <text:p text:style-name="P2">Romans 8:12-14</text:p>
      <text:p text:style-name="P2">-----</text:p>
      <text:p text:style-name="P2">Quite right, they were broken off for their unbelief, but <text:span text:style-name="T2">you stand by your faith</text:span><text:span text:style-name="T4">. Do not be conceited </text:span><text:span text:style-name="T2">but fear</text:span><text:span text:style-name="T4">, for if God did not spare the natural branches, </text:span><text:span text:style-name="T2">He will NOT spare you, either</text:span><text:span text:style-name="T4">. Behold then the kindness and severity of God: to those who fell, severity, but to you, God's kindness. </text:span><text:span text:style-name="T2">IF you continue</text:span><text:span text:style-name="T4"> in His kindness, </text:span><text:span text:style-name="T2">otherwise you also will be CUT OFF</text:span><text:span text:style-name="T4">.</text:span></text:p>
      <text:p text:style-name="P2">Romans 11:20-22</text:p>
      <text:p text:style-name="P2">-----</text:p>
      <text:p text:style-name="P2">This is the meaning of the parable: The seed is the word of God. Those along the path are the ones who hear, and then the devil comes and takes away the word from their hearts, <text:span text:style-name="T2">so that they may </text:span><text:span text:style-name="T2">not believe and be saved</text:span><text:span text:style-name="T4">. Those on the rock are the ones who receive the word with joy when they hear it, but they have no root. </text:span><text:span text:style-name="T2">They believe for a while, but in the time of testing they fall way</text:span><text:span text:style-name="T4">.</text:span></text:p>
      <text:p text:style-name="P2"><text:soft-page-break/>Luke 8:11-13</text:p>
      <text:p text:style-name="P2">-----</text:p>
      <text:p text:style-name="P2">„Truly, truly, I say to you. <text:span text:style-name="T2">IF</text:span><text:span text:style-name="T4"> anyone keeps My word he will </text:span><text:span text:style-name="T2">never see DEATH</text:span><text:span text:style-name="T4">.“</text:span></text:p>
      <text:p text:style-name="P2">John 8:51</text:p>
      <text:p text:style-name="P2">-----</text:p>
      <text:p text:style-name="P2">„for this son of mine <text:span text:style-name="T2">was dead</text:span><text:span text:style-name="T4">, and has </text:span><text:span text:style-name="T2">come to LIFE AGAIN</text:span><text:span text:style-name="T4">, he was </text:span><text:span text:style-name="T2">lost</text:span><text:span text:style-name="T4"> and has been </text:span><text:span text:style-name="T2">found</text:span><text:span text:style-name="T4">“ And they began to be merry.</text:span></text:p>
      <text:p text:style-name="P2">Luke 15:24</text:p>
      <text:p text:style-name="P2">-----</text:p>
      <text:p text:style-name="P3">Be faithful, even to the point of death<text:span text:style-name="T5">, and I will give you the </text:span>crown of life<text:span text:style-name="T5">. He who has an ear, let him hear what the Spirit says to the churches. </text:span>He who overcomes will not be hurt at all by the SECOND DEATH<text:span text:style-name="T5">.</text:span></text:p>
      <text:p text:style-name="P2">Revelation 2:10b-11</text:p>
      <text:p text:style-name="P2">-----</text:p>
      <text:p text:style-name="P2">„Do not fear those who kill the body but are unable to kill the soul; but rather <text:span text:style-name="T2">fear Him who is able to destroy both SOUL and BODY in hell</text:span><text:span text:style-name="T4">.</text:span></text:p>
      <text:p text:style-name="P2">Matthew 10:28</text:p>
      <text:p text:style-name="P2">-----</text:p>
      <text:p text:style-name="P3">You are already clean<text:span text:style-name="T5"> because of the word I have spoken to you... „</text:span>I am the vine; YOU are the BRANCHES<text:span text:style-name="T5">. If a man remains in me and I in him, he will bear much fruit, apart from me you can do nothing. </text:span>IF anyone does not remain in me<text:span text:style-name="T5">, he is like a branch that is thrown away and withers, </text:span>such BRANCHES are picked up, thrown into the fire and buned<text:span text:style-name="T5">.</text:span></text:p>
      <text:p text:style-name="P2">John 15:3, 5-6</text:p>
      <text:p text:style-name="P2">-----</text:p>
      <text:p text:style-name="P2">The believer never ceases to be a branch, no matter how barren that branch becomes. And furthermore <text:span text:style-name="T2">the Father does not put the branch into the fire, but the works done in the power of the flesh</text:span><text:span text:style-name="T4">.</text:span></text:p>
      <text:p text:style-name="P2">- Charles Swindoll</text:p>
      <text:p text:style-name="P2">Beholding Christ the lamb of God pg. ?</text:p>
      <text:p text:style-name="P2">-----</text:p>
      <text:p text:style-name="P2">These things I have spoken to you so that you may be kept from falling away [scandalizo].</text:p>
      <text:p text:style-name="P4">John 16:1</text:p>
      <text:p text:style-name="P2">-----</text:p>
      <text:p text:style-name="P2">But I am afraid that <text:span text:style-name="T2">just as</text:span><text:span text:style-name="T4"> Eve </text:span><text:span text:style-name="T2">was deceived by the serpent's cunning, your minds</text:span><text:span text:style-name="T4"> may somehow </text:span><text:span text:style-name="T2">be led astray</text:span><text:span text:style-name="T4"> from your sincere and pure devotion to Christ.</text:span></text:p>
      <text:p text:style-name="P2">2 Corinthians 11:3</text:p>
      <text:p text:style-name="P2">-----</text:p>
      <text:p text:style-name="P2">Therefore putting aside all filthiness and all that remains of wickedness, in humility receive the <text:span text:style-name="T2">word</text:span><text:span text:style-name="T4"> implanted, which is able to </text:span><text:span text:style-name="T2">save the soul [psuche]</text:span><text:span text:style-name="T4">.</text:span></text:p>
      <text:p text:style-name="P2">James 1:21</text:p>
      <text:p text:style-name="P2">-----</text:p>
      <text:p text:style-name="P3">My brethren<text:span text:style-name="T5"> if any among you </text:span>strays from the truth<text:span text:style-name="T5"> and one turns him back, let him know that he who turns a sinner from the error of his way </text:span>will save his SOUL [psuche] from DEATH<text:span text:style-name="T5"> and will cover a multitude of sins.</text:span></text:p>
      <text:p text:style-name="P2">James 5:19-20</text:p>
      <text:p text:style-name="P2">-----</text:p>
      <text:p text:style-name="P2">Blessed is the man who <text:span text:style-name="T2">perseveres</text:span><text:span text:style-name="T4"> under trial, because when he has stood the test, he will receive the </text:span><text:span text:style-name="T2">crown of LIFE</text:span><text:span text:style-name="T4">, that God has promised to those who love him.</text:span></text:p>
      <text:p text:style-name="P2">James 1:12</text:p>
      <text:p text:style-name="P2">-----</text:p>
      <text:p text:style-name="P2">But each one is tempted when he is carried away and enticed by his own lust. Then when lust has conceived, it gives birth to sin; and when sin is accomplished, it brings forth <text:span text:style-name="T2">DEATH</text:span><text:span text:style-name="T4">. </text:span><text:span text:style-name="T2">DO NOT </text:span><text:soft-page-break/><text:span text:style-name="T2">BE DECEIVED</text:span><text:span text:style-name="T4"> my beloved </text:span><text:span text:style-name="T2">brethren</text:span><text:span text:style-name="T4">.</text:span></text:p>
      <text:p text:style-name="P2">James 1:14-16</text:p>
      <text:p text:style-name="P2">-----</text:p>
      <text:p text:style-name="P2">We know that we have passed <text:span text:style-name="T2">out of DEATH into LIFE</text:span><text:span text:style-name="T4">, because we love the </text:span><text:span text:style-name="T2">brethren</text:span><text:span text:style-name="T4">. He who does not love abides in </text:span><text:span text:style-name="T2">death</text:span><text:span text:style-name="T4">.</text:span></text:p>
      <text:p text:style-name="P2">1 John 3:14</text:p>
      <text:p text:style-name="P2">-----</text:p>
      <text:p text:style-name="P2">See that what you have heard from the beginning <text:span text:style-name="T2">remains[meno]</text:span><text:span text:style-name="T4"> in you. </text:span><text:span text:style-name="T2">IF</text:span><text:span text:style-name="T4"> it does, you also will </text:span><text:span text:style-name="T2">remain in the Son and in the Father</text:span><text:span text:style-name="T4">. And this is what he promised us – even </text:span><text:span text:style-name="T2">eternal life</text:span><text:span text:style-name="T4">. These things I have written to you concerning </text:span><text:span text:style-name="T2">those who are trying to DECEIVE YOU</text:span><text:span text:style-name="T4">.</text:span></text:p>
      <text:p text:style-name="P2">1 John 2:24-26</text:p>
      <text:p text:style-name="P2">-----</text:p>
      <text:p text:style-name="P2">By this the children of God and the children of the devil are obvious: <text:span text:style-name="T2">anyone who does not practice righteousness is not of God</text:span><text:span text:style-name="T4">, nor the one who does not love his brother.</text:span></text:p>
      <text:p text:style-name="P2">1 John 3:10</text:p>
      <text:p text:style-name="P2">-----</text:p>
      <text:p text:style-name="P2">Little children, <text:span text:style-name="T2">make sure no one DECEIVES YOU</text:span><text:span text:style-name="T4">: the one who practices righteousness is righteous, just as He is righteous; </text:span><text:span text:style-name="T2">the one who practices sin is of the devil;</text:span></text:p>
      <text:p text:style-name="P2">1 John 3:7-8a</text:p>
      <text:p text:style-name="P2">-----</text:p>
      <text:p text:style-name="P3">He who has the Son has the LIFE<text:span text:style-name="T5">, he who does not have the Son of God does not have the life. These things I have written to you who believe in the name of the Son of God, so that you may know </text:span>that you have eternal life<text:span text:style-name="T5">... If anyone sees his </text:span>brother<text:span text:style-name="T5"> committing a sin not leading to death, he shall ask and God will for him give life to those who commit sin not leading to death. </text:span>There is a sin leading to DEATH<text:span text:style-name="T5">; I do not say, that he should make request for this.</text:span></text:p>
      <text:p text:style-name="P2">1 John 5:12-13, 16</text:p>
      <text:p text:style-name="P2">-----</text:p>
      <text:p text:style-name="P2">Sin like the devil... [and] you won't lose your salvation.</text:p>
      <text:p text:style-name="P2">- Charles Stanley</text:p>
      <text:p text:style-name="P2">-----</text:p>
      <text:p text:style-name="P2">On the contrary, you yourselves wrong and defraud. You do this even to <text:span text:style-name="T2">your brethren</text:span><text:span text:style-name="T4">. Or do you not know that </text:span><text:span text:style-name="T2">the unrighteous will NOT inherit the kingdom of God</text:span><text:span text:style-name="T4">? </text:span><text:span text:style-name="T2">DO NOT BE DECEIVED</text:span><text:span text:style-name="T4">, neither fornicators, nor idolaters, nor adulterers, nor effeminate, nor homosecuals, nor thieves, nor the covetous, nor drunkards, nor revilers, </text:span><text:span text:style-name="T2">nor</text:span><text:span text:style-name="T4"> swindlers </text:span><text:span text:style-name="T2">will inherit the kingdom of God</text:span><text:span text:style-name="T4">.</text:span></text:p>
      <text:p text:style-name="P2">1 Corinthians 6:8-10</text:p>
      <text:p text:style-name="P2">-----</text:p>
      <text:p text:style-name="P2">When God looks at you, He doesn't see a person with the identity „homosexual“. You are a child of God, Lee! That's who you are.</text:p>
      <text:p text:style-name="P2">- Bob George</text:p>
      <text:p text:style-name="P2">Classic Christianity. pg. 117</text:p>
      <text:p text:style-name="P2">-----</text:p>
      <text:p text:style-name="P2">When we are saved, our bodies aren't born again... In other words, <text:span text:style-name="T2">you and I can</text:span><text:span text:style-name="T4"> think the same dumb thoughs, have the same ungodly desires, and </text:span><text:span text:style-name="T2">do the same sinful things as we could before we became Christians</text:span><text:span text:style-name="T4">.</text:span></text:p>
      <text:p text:style-name="P2">- Bob George</text:p>
      <text:p text:style-name="P2">Classic Christianity. pg. 116</text:p>
      <text:p text:style-name="P2">-----</text:p>
      <text:p text:style-name="P3">He who overcomes<text:span text:style-name="T5"> will thus be clothed in white garments; and </text:span>I will not erase his name from the book of life<text:span text:style-name="T5">, and I will confess his name before My Father and before His angels.</text:span></text:p>
      <text:p text:style-name="P2">Revelation 3:5</text:p>
      <text:p text:style-name="P2">-----</text:p>
      <text:p text:style-name="P2"><text:soft-page-break/>The good news is, God's pencil has no eraser.</text:p>
      <text:p text:style-name="P2">- Charles Stanley</text:p>
      <text:p text:style-name="P2">Eternal Security: Can You Be Sure? pg. 190</text:p>
      <text:p text:style-name="P2">-----</text:p>
      <text:p text:style-name="P2">It doesn't make any difference how wicked and how vile you act.</text:p>
      <text:p text:style-name="P2">- Charles Stanley</text:p>
      <text:p text:style-name="P2">Eternal Security: Can you be sure? Tape 4, RH190</text:p>
      <text:p text:style-name="P2">-----</text:p>
      <text:p text:style-name="P2"><text:span text:style-name="T4">„</text:span><text:span text:style-name="T2">There is nothing</text:span><text:span text:style-name="T4"> that could ever make me take your name out of my book... I'll never erase you out of my book. That's security“</text:span></text:p>
      <text:p text:style-name="P2">- John MacArthur</text:p>
      <text:p text:style-name="P2">(tape GC 66-1)</text:p>
      <text:p text:style-name="P2">-----</text:p>
      <text:p text:style-name="P2">„<text:span text:style-name="T2">under no circumstances</text:span><text:span text:style-name="T4"> will he ever erase those names. Your salvation was sealed before the world began. God may take your life for sin, but he will never take your salvation“</text:span></text:p>
      <text:p text:style-name="P2">- John MacArthur</text:p>
      <text:p text:style-name="P2">(tape GC 66-1)</text:p>
      <text:p text:style-name="P2">-----</text:p>
      <text:p text:style-name="P2">The LORD replied to Moses. „Whoever has sinned against me <text:span text:style-name="T2">I will BLOT OUT of my book</text:span><text:span text:style-name="T4">.</text:span></text:p>
      <text:p text:style-name="P2">Exodus 32:33</text:p>
      <text:p text:style-name="P2">-----</text:p>
      <text:p text:style-name="P2">May they be <text:span text:style-name="T2">blotted out of the book of life</text:span><text:span text:style-name="T4"> And may they </text:span><text:span text:style-name="T2">NOT</text:span><text:span text:style-name="T4"> be recorded with the </text:span><text:span text:style-name="T2">righteous</text:span><text:span text:style-name="T4">.</text:span></text:p>
      <text:p text:style-name="P2">Psalms 69:28</text:p>
      <text:p text:style-name="P2">-----</text:p>
      <text:p text:style-name="P2">And if anyone takes words away from this book of prophecy, <text:span text:style-name="T2">God will take away from him his share in the tree of life and in the holy city</text:span><text:span text:style-name="T4">, which are described in this book.</text:span></text:p>
      <text:p text:style-name="P2">Revelation 22:19</text:p>
      <text:p text:style-name="P2">-----</text:p>
      <text:p text:style-name="P2">All who dwell on the earth will worship him, <text:span text:style-name="T2">everyone whose name has not been written from the foundation of the world in the book of life</text:span><text:span text:style-name="T4"> of the Lamb who has been slain.</text:span></text:p>
      <text:p text:style-name="P2">Revelation 13:8</text:p>
      <text:p text:style-name="P2">-----</text:p>
      <text:p text:style-name="P2">For this you <text:span text:style-name="T2">know with certainty</text:span><text:span text:style-name="T4">, that </text:span><text:span text:style-name="T2">NO immoral or impure person</text:span><text:span text:style-name="T4"> or covetous man, who is an idolater, </text:span><text:span text:style-name="T2">has an inheritance in the kingdom of Christ and God</text:span><text:span text:style-name="T4">. </text:span><text:span text:style-name="T2">LET NO ONE DECEIVE YOU</text:span><text:span text:style-name="T4"> with empty words, for because of these things the </text:span><text:span text:style-name="T2">wrath of God</text:span><text:span text:style-name="T4"> comes upon the sons of disobedience. </text:span><text:span text:style-name="T2">Therefore do not be partakes with them</text:span><text:span text:style-name="T4"> for </text:span><text:span text:style-name="T2">you were formerly darkness</text:span><text:span text:style-name="T4">, but now </text:span><text:span text:style-name="T2">you are Light in the Lord</text:span><text:span text:style-name="T4">; walk as children of Light.</text:span></text:p>
      <text:p text:style-name="P2">Ephesians 5:5-8</text:p>
      <text:p text:style-name="P2">-----</text:p>
      <text:p text:style-name="P2">You <text:span text:style-name="T2">my brothers</text:span><text:span text:style-name="T4">, were called to be free. </text:span><text:span text:style-name="T2">But do not use your freedom</text:span><text:span text:style-name="T4"> to indulge the sinful nature, rather, serve one another in love... If you keep on biting and devouting each other, watch out or you will be destroyed by each other. So I say, </text:span><text:span text:style-name="T2">live by the Spirit</text:span><text:span text:style-name="T4">, and you will not gratify the desires of the sinful nature</text:span></text:p>
      <text:p text:style-name="P2">Galatians 5:13, 15-16</text:p>
      <text:p text:style-name="P2">-----</text:p>
      <text:p text:style-name="P2">For the <text:span text:style-name="T2">flesh sets its desire against the Spirit</text:span><text:span text:style-name="T4">, and the Spirit against the flesh for these are in opposition to one another, so </text:span><text:span text:style-name="T2">YOU</text:span><text:span text:style-name="T4"> may not do the things you please. But if you are led by the Spirit, you are not under the Law. </text:span><text:span text:style-name="T2">Now the dees of the flesh are evident</text:span><text:span text:style-name="T4">, which are immorality, impurity, sensuality, idolatry, sorcery, enmities, strife, jealousy, outbursts of anger, despies, dissensions, factions, envying, drunkenness, [not readable/understandable – gluttony?] and things </text:span><text:span text:style-name="T4">like these, of which </text:span><text:span text:style-name="T2">I forewarn you, just as I have forewarned you</text:span><text:span text:style-name="T4"> that hose who practice such things </text:span><text:span text:style-name="T2">will NOT inherit the kingdom of God</text:span><text:span text:style-name="T4">.</text:span></text:p>
      <text:p text:style-name="P2"><text:soft-page-break/>Galatians 5:17-21</text:p>
      <text:p text:style-name="P2">-----</text:p>
      <text:p text:style-name="P2"><text:span text:style-name="T2">DO NOT BE DECEIVED</text:span>, God is not mocked: for whatever a man saws, this he will also reap. For the one who sows to his own flesh will from the flesh <text:span text:style-name="T2">reap corruption</text:span>, but the one who sows to the Spirit will from the Spirit <text:span text:style-name="T2">reap eternal life</text:span><text:span text:style-name="T4">. And let us not lose heart in doing good, for in due time </text:span><text:span text:style-name="T2">we shall reap IF we do not grow weary</text:span></text:p>
      <text:p text:style-name="P2">Galatians 6:7-9</text:p>
      <text:p text:style-name="P2">-----</text:p>
      <text:p text:style-name="P2">For if you possess these qualities, in increasing measure, they will keep you from being ineffective and unproductive in your knowledge of our Lord Jesus Christ. But if anyone does not have them, he is nearsighted and blind and <text:span text:style-name="T2">has forgotten that he has been cleansed from his PAST SINS</text:span><text:span text:style-name="T4">. Therefore </text:span><text:span text:style-name="T2">my brothers</text:span><text:span text:style-name="T4"> be all the more eager to </text:span><text:span text:style-name="T2">make your calling and election sure</text:span><text:span text:style-name="T4">. For </text:span><text:span text:style-name="T2">IF you do these things</text:span><text:span text:style-name="T4">, you will </text:span><text:span text:style-name="T2">never fall</text:span><text:span text:style-name="T4"> and you will receive a rich welcome in the eternal kingdom of our Lord and Savior Jesus Christ.</text:span></text:p>
      <text:p text:style-name="P2">2 Peter 1:8-11</text:p>
      <text:p text:style-name="P2">-----</text:p>
      <text:p text:style-name="P3">But there were also false prophets among the people, just as there will be false teachers among you<text:span text:style-name="T5">. They will secretly introduce </text:span>destructive heresies<text:span text:style-name="T5"> even denying the sovereign Lord who bought them – bringing swift destruction on themselves.<text:line-break/></text:span>Many will follow their shameful ways and will bring the way of truth into disrepute.</text:p>
      <text:p text:style-name="P2">2 Peter 2:1-2</text:p>
      <text:p text:style-name="P2">-----</text:p>
      <text:p text:style-name="P2">For <text:span text:style-name="T2">if God did not spare angels</text:span><text:span text:style-name="T4"> when they sinned, but </text:span><text:span text:style-name="T2">cast them into hell</text:span><text:span text:style-name="T4"> and committed them to pits of darkness, reserved for judgment.</text:span></text:p>
      <text:p text:style-name="P2">2 Peter 2:4</text:p>
      <text:p text:style-name="P2">-----</text:p>
      <text:p text:style-name="P3">if this is so<text:span text:style-name="T5">, then the Lord knows how to rescue godly men from trials and to hold the unrighteous for the day of judgment, while continuing their punishment. </text:span>This is especcially true of those who follow the corrupt desire of the sinful nature<text:span text:style-name="T5"> and despise authority.</text:span></text:p>
      <text:p text:style-name="P2">2 Pet 2:9-10a</text:p>
      <text:p text:style-name="P2">-----</text:p>
      <text:p text:style-name="P2"><text:s/>For they mouth empty, boastful words and, by appealing to the lustful desires of sinful human nature, <text:span text:style-name="T2">they entice people who are just escaping</text:span> from those who live in error/have barely escaped. They <text:span text:style-name="T2">promise them freedom</text:span>, while they themselves are slaves of depravity. For a man is a slave <text:s/>to whatever has mastered him. <text:span text:style-name="T2">If they have ESCAPED the corruption of the world by KNOWING [epignosis] our Lord and Savior Jesus Christ and are again entangled in it and overcome, they are worse off at the end than they were at the beginning</text:span><text:span text:style-name="T4">. It would have been better for them, not to have known the way of righteousness than to have known it and then to turn their backs on the sacred command, that was passed to them. Of them the proverb is true: „Adog returns to its vomit,“ and, „A sow that is washed goes back to her wallowing in the mud.“</text:span></text:p>
      <text:p text:style-name="P2">2 Peter 2:18-22</text:p>
      <text:p text:style-name="P2">-----</text:p>
      <text:p text:style-name="P2">Bear in mind, that our Lord's patience means salvation, just as our dear <text:span text:style-name="T2">brother Paul</text:span> also wrote you, with the wisdom that God gave him. He writes the same way in all his letters, speaking in them of these matters. His letters contain some things that are hard to understand, wich <text:span text:style-name="T2">ignorant and unstable people distort, as they do the other Scriptures</text:span> to their own destruction. Therefore dear friends, since you already know this, <text:span text:style-name="T2">be on your guard</text:span>, so that you may not be <text:span text:style-name="T2">carried away</text:span> by the <text:s/>error of lawless men and <text:span text:style-name="T2">FALL FROM YOUR OWN SECURE POSITION</text:span><text:span text:style-name="T4">.</text:span></text:p>
      <text:p text:style-name="P2">2 Peter 3:15-17</text:p>
      <text:p text:style-name="P2">-----</text:p>
      <text:p text:style-name="P1"><text:span text:style-name="T1">IF we endure</text:span><text:span text:style-name="T5">, we will also reign with Him. </text:span><text:span text:style-name="T1">IF WE DENY HIM HE ALSO WILL DENY US</text:span><text:span text:style-name="T5">. If we are faithless, He remains faithful, for He cannot deny Himself.</text:span></text:p>
      <text:p text:style-name="P2"><text:soft-page-break/>2 Timothy 2:12-13</text:p>
      <text:p text:style-name="P2">-----</text:p>
      <text:p text:style-name="P2">You may deny Him but He will never deny you; though you are faithless He remains faithful.</text:p>
      <text:p text:style-name="P2">- Charles Swindoll</text:p>
      <text:p text:style-name="P2">Defection From the Faith</text:p>
      <text:p text:style-name="P2">-----</text:p>
      <text:p text:style-name="P2">Therefore everyone who confesses Me before men, I will also confess him before My Father who is in heaven. <text:span text:style-name="T2">But whoever denies Me before men, I will also deny him before My Father who is in heaven</text:span><text:span text:style-name="T4">.</text:span></text:p>
      <text:p text:style-name="P2">Matthew 10:32-33</text:p>
      <text:p text:style-name="P2">-----</text:p>
      <text:p text:style-name="P2">If a Jew, who was awaiting the coming of the Messiah, could find salvation through Christ and then walk away from Him without the threat of losing his or her salvation, what do the rest of us have to fear?</text:p>
      <text:p text:style-name="P2">- Charles Stanley</text:p>
      <text:p text:style-name="P2">Eternal Security. pg. 169</text:p>
      <text:p text:style-name="P2">-----</text:p>
      <text:p text:style-name="P2">Where is this place represented by the „outer darkness“ in Jesus' parables? To be in the „outer darkness“ is to be in the kingdom of God.</text:p>
      <text:p text:style-name="P2">- Charles Stanley</text:p>
      <text:p text:style-name="P2">Eternal Security: Can You Be Sure? pg. 126</text:p>
      <text:p text:style-name="P2">-----</text:p>
      <text:p text:style-name="P2">At that time <text:span text:style-name="T2">many will fall away</text:span><text:span text:style-name="T4"> and will betray one another and hate one another.</text:span></text:p>
      <text:p text:style-name="P2">Matthew 24:10</text:p>
      <text:p text:style-name="P2">-----</text:p>
      <text:p text:style-name="P2">But the one who <text:span text:style-name="T2">endures to the end</text:span><text:span text:style-name="T4">, he will be </text:span><text:span text:style-name="T2">saved</text:span><text:span text:style-name="T4">.</text:span></text:p>
      <text:p text:style-name="P2">Matthew 24:13</text:p>
      <text:p text:style-name="P2"/>
      <text:p text:style-name="P2">And you will be hated by all on account of my name, <text:span text:style-name="T2">but it is the one that has endured to the end who will be saved</text:span><text:span text:style-name="T4">.</text:span></text:p>
      <text:p text:style-name="P2">Matthew 10:22</text:p>
      <text:p text:style-name="P2">-----</text:p>
      <text:p text:style-name="Standard">The Great Deception</text:p>
      <text:p text:style-name="P2">Snake-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mon Ott</meta:initial-creator>
    <meta:creation-date>2015-01-25T20:59:56.07</meta:creation-date>
    <dc:date>2015-02-18T03:39:21.96</dc:date>
    <dc:creator>Simon Ott</dc:creator>
    <meta:editing-duration>PT05H59M45S</meta:editing-duration>
    <meta:editing-cycles>41</meta:editing-cycles>
    <meta:generator>OpenOffice.org/3.2$Win32 OpenOffice.org_project/320m12$Build-9483</meta:generator>
    <meta:document-statistic meta:table-count="0" meta:image-count="0" meta:object-count="0" meta:page-count="8" meta:paragraph-count="259" meta:word-count="3604" meta:character-count="19030"/>
  </office:meta>
</office:document-meta>
</file>